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0.6752in"/>
    </style:style>
    <style:style style:name="co6" style:family="table-column">
      <style:table-column-properties fo:break-before="auto" style:column-width="4.7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year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adr</text:p>
          </table:table-cell>
          <table:table-cell office:value-type="string" calcext:value-type="string">
            <text:p>U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daptive Dimension Reduction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ammc</text:p>
          </table:table-cell>
          <table:table-cell office:value-type="string" calcext:value-type="string">
            <text:p>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daptive Maximum Margin Criterion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anmm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verage Neighborhood Margin Maximization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asi</text:p>
          </table:table-cell>
          <table:table-cell office:value-type="string" calcext:value-type="string">
            <text:p>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Adaptive Subspace Iteration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bmds</text:p>
          </table:table-cell>
          <table:table-cell office:value-type="string" calcext:value-type="string">
            <text:p>U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Bayesian Multidimensional Scalin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bpca</text:p>
          </table:table-cell>
          <table:table-cell office:value-type="string" calcext:value-type="string">
            <text:p>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Bayesian Principal Component Analysis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ca</text:p>
          </table:table-cell>
          <table:table-cell office:value-type="string" calcext:value-type="string">
            <text:p>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Canonical Correlation Analysis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cge</text:p>
          </table:table-cell>
          <table:table-cell office:value-type="string" calcext:value-type="string">
            <text:p>S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onstrained Graph Embedding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cisomap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onformal Isometric Feature Mapping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npe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mplete Neighborhood Preserving Embedding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crca</text:p>
          </table:table-cell>
          <table:table-cell office:value-type="string" calcext:value-type="string">
            <text:p>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Curvilinear Component Analysis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crda</text:p>
          </table:table-cell>
          <table:table-cell office:value-type="string" calcext:value-type="string">
            <text:p>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urvilinear Distance Analysis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rp</text:p>
          </table:table-cell>
          <table:table-cell office:value-type="string" calcext:value-type="string">
            <text:p>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llaborative Representation-based Projection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score</text:p>
          </table:table-cell>
          <table:table-cell office:value-type="string" calcext:value-type="string">
            <text:p>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nstraint Score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scoreg</text:p>
          </table:table-cell>
          <table:table-cell office:value-type="string" calcext:value-type="string">
            <text:p>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nstraint Score using Spectral Graph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dagdne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uble-Adjacency Graphs-based Discriminant Neighborhood Embedding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disr</text:p>
          </table:table-cell>
          <table:table-cell office:value-type="string" calcext:value-type="string">
            <text:p>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iversity-Induced Self-Representation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dm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iffusion Maps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dne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iscriminant Neighborhood Embedding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dspp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iscriminative Sparsity Preserving Projection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dve</text:p>
          </table:table-cell>
          <table:table-cell office:value-type="string" calcext:value-type="string">
            <text:p>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istinguishing Variance Embedding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lde</text:p>
          </table:table-cell>
          <table:table-cell office:value-type="string" calcext:value-type="string">
            <text:p>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xponential Local Discriminant Embedding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lpp2</text:p>
          </table:table-cell>
          <table:table-cell office:value-type="string" calcext:value-type="string">
            <text:p>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nhanced Locality Preserving Projection (2013)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net</text:p>
          </table:table-cell>
          <table:table-cell office:value-type="string" calcext:value-type="string">
            <text:p>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Elastic Net Regularization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slpp</text:p>
          </table:table-cell>
          <table:table-cell office:value-type="string" calcext:value-type="string">
            <text:p>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xtended Supervised Locality Preserving Projection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xtlpp</text:p>
          </table:table-cell>
          <table:table-cell office:value-type="string" calcext:value-type="string">
            <text:p>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xtended Locality Preserving Projection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fa</text:p>
          </table:table-cell>
          <table:table-cell office:value-type="string" calcext:value-type="string">
            <text:p>U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(Exploratory) Factor Analysis <text:s/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fastmap</text:p>
          </table:table-cell>
          <table:table-cell office:value-type="string" calcext:value-type="string">
            <text:p>U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FastMap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fscore</text:p>
          </table:table-cell>
          <table:table-cell office:value-type="string" calcext:value-type="string">
            <text:p>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Fisher Score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fssem</text:p>
          </table:table-cell>
          <table:table-cell office:value-type="string" calcext:value-type="string">
            <text:p>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Feature Subset Selection using Expectation-Maximization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ica</text:p>
          </table:table-cell>
          <table:table-cell office:value-type="string" calcext:value-type="string">
            <text:p>U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dependent Component Analysis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idmap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teractive Document Map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iltsa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mproved Local Tangent Space Alignment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isomap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ometric Feature Mapping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isoproj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ometric Projection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ispe</text:p>
          </table:table-cell>
          <table:table-cell office:value-type="string" calcext:value-type="string">
            <text:p>U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ometric Stochastic Proximity Embedding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eca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Kernel Entropy Component Analysis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lde</text:p>
          </table:table-cell>
          <table:table-cell office:value-type="string" calcext:value-type="string">
            <text:p>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Kernel Local Discriminant Embedding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lfda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Kernel Local Fisher Discriminant Analysis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lsda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 Locality Sensitive Discriminant Analysis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mfa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 Marginal Fisher Analysis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mmc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Kernel Maximium Margin Criterion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kmvp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-Weighted Maximum Variance Projection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pca</text:p>
          </table:table-cell>
          <table:table-cell office:value-type="string" calcext:value-type="string">
            <text:p>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Kernel Principal Component Analysis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qmi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ernel Quadratic Mutual Information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sda</text:p>
          </table:table-cell>
          <table:table-cell office:value-type="string" calcext:value-type="string">
            <text:p>S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 Semi-Supervised Discriminant Analysis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kudp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-Weighted Unsupervised Discriminant Projection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amp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cal Affine Multidimensional Scaling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apeig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placian Eigenmaps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asso</text:p>
          </table:table-cell>
          <table:table-cell office:value-type="string" calcext:value-type="string">
            <text:p>S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Least Absolute Shrinkage and Selection Operator 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da</text:p>
          </table:table-cell>
          <table:table-cell office:value-type="string" calcext:value-type="string">
            <text:p>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inear Discriminant Analysis 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dakm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ombination of LDA and K-means 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de</text:p>
          </table:table-cell>
          <table:table-cell office:value-type="string" calcext:value-type="string">
            <text:p>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ocal Discriminant Embedding 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dp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cally Discriminating Projection 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ea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ocally Linear Embedded Eigenspace Analysis 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fda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cal Fisher Discriminant Analysis 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isomap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ndmark Isometric Feature Mapping 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le</text:p>
          </table:table-cell>
          <table:table-cell office:value-type="string" calcext:value-type="string">
            <text:p>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ocally Linear Embedding 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lle</text:p>
          </table:table-cell>
          <table:table-cell office:value-type="string" calcext:value-type="string">
            <text:p>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ocal Linear Laplacian Eigenmaps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lp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cal Learning Projections 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ltsa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inear Local Tangent Space Alignment 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mds</text:p>
          </table:table-cell>
          <table:table-cell office:value-type="string" calcext:value-type="string">
            <text:p>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ndmark Multidimensional Scaling 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ca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cally Principal Component Analysis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e</text:p>
          </table:table-cell>
          <table:table-cell office:value-type="string" calcext:value-type="string">
            <text:p>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ocality Pursuit Embedding 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fda</text:p>
          </table:table-cell>
          <table:table-cell office:value-type="string" calcext:value-type="string">
            <text:p>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ocality Preserving Fisher Discriminant Analysis 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mip</text:p>
          </table:table-cell>
          <table:table-cell office:value-type="string" calcext:value-type="string">
            <text:p>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cality-Preserved Maximum Information Projection 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p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ocality Preserving Projection 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qmi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inear Quadratic Mutual Information 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core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placian Score 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da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cality Sensitive Discriminant Analysis 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df</text:p>
          </table:table-cell>
          <table:table-cell office:value-type="string" calcext:value-type="string">
            <text:p>S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cality Sensitive Discriminant Feature 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ir</text:p>
          </table:table-cell>
          <table:table-cell office:value-type="string" calcext:value-type="string">
            <text:p>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ocalized Sliced Inverse Regression 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pe</text:p>
          </table:table-cell>
          <table:table-cell office:value-type="string" calcext:value-type="string">
            <text:p>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ocality and Similarity Preserving Embedding 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pp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ocal Similarity Preserving Projection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tsa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cal Tangent Space Alignment 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cfs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ulti-Cluster Feature Selection 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ds</text:p>
          </table:table-cell>
          <table:table-cell office:value-type="string" calcext:value-type="string">
            <text:p>U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(Metric) Multidimensional Scaling 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fa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rginal Fisher Analysis 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lie</text:p>
          </table:table-cell>
          <table:table-cell office:value-type="string" calcext:value-type="string">
            <text:p>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ximal Local Interclass Embedding 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mc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ximum Margin Criterion 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mp</text:p>
          </table:table-cell>
          <table:table-cell office:value-type="string" calcext:value-type="string">
            <text:p>S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ximum Margin Projection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msd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ultiple Maximum Scatter Difference 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odp</text:p>
          </table:table-cell>
          <table:table-cell office:value-type="string" calcext:value-type="string">
            <text:p>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dified Orthogonal Discriminant Projection 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sd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ximum Scatter Difference 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mve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nimum Volume Embedding 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vp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ximum Variance Projection 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mvu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ximum Variance Unfolding / Semidefinite Embedding 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nnp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earest Neighbor Projection 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olpp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negative Orthogonal Locality Preserving Projection 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onpp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negative Orthogonal Neighborhood Preserving Projections 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pca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negative Principal Component Analysis 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pe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eighborhood Preserving Embedding 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rsr</text:p>
          </table:table-cell>
          <table:table-cell office:value-type="string" calcext:value-type="string">
            <text:p>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-convex Regularized Self-Representation 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dp</text:p>
          </table:table-cell>
          <table:table-cell office:value-type="string" calcext:value-type="string">
            <text:p>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Orthogonal Discriminant Projection 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lda</text:p>
          </table:table-cell>
          <table:table-cell office:value-type="string" calcext:value-type="string">
            <text:p>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Orthogonal Linear Discriminant Analysis 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lpp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Orthogonal Locality Preserving Projection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npp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Orthogonal Neighborhood Preserving Projections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pls</text:p>
          </table:table-cell>
          <table:table-cell office:value-type="string" calcext:value-type="string">
            <text:p>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Orthogonal Partial Least Squares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ca</text:p>
          </table:table-cell>
          <table:table-cell office:value-type="string" calcext:value-type="string">
            <text:p>U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Principal Component Analysis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flpp</text:p>
          </table:table-cell>
          <table:table-cell office:value-type="string" calcext:value-type="string">
            <text:p>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rameter-Free Locality Preserving Projection 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plp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ecewise Laplacian Projection 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ls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Partial Least Squares 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pca</text:p>
          </table:table-cell>
          <table:table-cell office:value-type="string" calcext:value-type="string">
            <text:p>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robabilistic Principal Component Analysis 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ree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Robust Euclidean Embedding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lda</text:p>
          </table:table-cell>
          <table:table-cell office:value-type="string" calcext:value-type="string">
            <text:p>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egularized Linear Discriminant Analysis 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ndproj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Random Projection 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rpca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bust Principal Component Analysis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pcag</text:p>
          </table:table-cell>
          <table:table-cell office:value-type="string" calcext:value-type="string">
            <text:p>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bust Principal Component Analysis via Geometric Median 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sir</text:p>
          </table:table-cell>
          <table:table-cell office:value-type="string" calcext:value-type="string">
            <text:p>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egularized Sliced Inverse Regression 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sr</text:p>
          </table:table-cell>
          <table:table-cell office:value-type="string" calcext:value-type="string">
            <text:p>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gularized Self-Representation 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ammc</text:p>
          </table:table-cell>
          <table:table-cell office:value-type="string" calcext:value-type="string">
            <text:p>S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mi-Supervised Adaptive Maximum Margin Criterion 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ammon</text:p>
          </table:table-cell>
          <table:table-cell office:value-type="string" calcext:value-type="string">
            <text:p>U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ammon Mapping 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ave</text:p>
          </table:table-cell>
          <table:table-cell office:value-type="string" calcext:value-type="string">
            <text:p>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liced Average Variance Estimation 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da</text:p>
          </table:table-cell>
          <table:table-cell office:value-type="string" calcext:value-type="string">
            <text:p>S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emi-Supervised Discriminant Analysis 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dlpp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ample-Dependent Locality Preserving Projection 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ir</text:p>
          </table:table-cell>
          <table:table-cell office:value-type="string" calcext:value-type="string">
            <text:p>S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liced Inverse Regression 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lpe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pervised Locality Pursuit Embedding 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lpp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upervised Locality Preserving Projection 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ne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ochastic Neighbor Embedding 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c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pervised Principal Component Analysis 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ca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parse Principal Component Analysis 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pe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ochastic Proximity Embedding 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ecs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upervised Spectral Feature Selection 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ecu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Unsupervised Spectral Feature Selection 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plapeig</text:p>
          </table:table-cell>
          <table:table-cell office:value-type="string" calcext:value-type="string">
            <text:p>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upervised Laplacian Eigenmaps 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pmds</text:p>
          </table:table-cell>
          <table:table-cell office:value-type="string" calcext:value-type="string">
            <text:p>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pectral Multidimensional Scaling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p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parsity Preserving Projection 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ufs</text:p>
          </table:table-cell>
          <table:table-cell office:value-type="string" calcext:value-type="string">
            <text:p>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ructure Preserving Unsupervised Feature Selection 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sldp</text:p>
          </table:table-cell>
          <table:table-cell office:value-type="string" calcext:value-type="string">
            <text:p>S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mi-Supervised Locally Discriminant Projection 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tsne</text:p>
          </table:table-cell>
          <table:table-cell office:value-type="string" calcext:value-type="string">
            <text:p>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t-distributed Stochastic Neighbor Embeddin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udfs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nsupervised Discriminative Features Selection 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udp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Unsupervised Discriminant Projection 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ulda</text:p>
          </table:table-cell>
          <table:table-cell office:value-type="string" calcext:value-type="string">
            <text:p>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ncorrelated Linear Discriminant Analysis</text:p>
          </table:table-cell>
        </table:table-row>
        <table:table-row table:style-name="ro1" table:number-rows-repeated="104844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13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 style:data-style-name="N2" text:time-value="15:17:57.765998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9T15:06:56.410626512</meta:creation-date>
    <dc:date>2020-02-29T17:04:34.972479103</dc:date>
    <meta:editing-duration>PT1H23M</meta:editing-duration>
    <meta:editing-cycles>11</meta:editing-cycles>
    <meta:generator>LibreOffice/6.4.0.3$Linux_X86_64 LibreOffice_project/a0bff4025e9a3a1ad7a2bba561fd78d173e2dc11</meta:generator>
    <meta:document-statistic meta:table-count="1" meta:cell-count="804" meta:object-count="0"/>
  </office:meta>
</office:document-meta>
</file>